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82f9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zure Backup Cheat Sheet</text:h>
      <text:p text:style-name="Text_20_body">Azure Backup Service is a backup layer that spans many Azure services.</text:p>
      <text:list xml:id="list149627178" text:style-name="L1">
        <text:list-item>
          <text:p text:style-name="P5">On-Premise, Azure VMs , Azure Files, SQL Server (via Azure VM), SAP HANNA databases (via Azure VM), Azure Database for PostgreSQL </text:p>
        </text:list-item>
        <text:list-item>
          <text:p text:style-name="P5">Azure Backup is directly integrated with Azure Services (You won’t find it by searching based on the service name) </text:p>
        </text:list-item>
        <text:list-item>
          <text:p text:style-name="P5">Offload on-premises backups </text:p>
        </text:list-item>
        <text:list-item>
          <text:p text:style-name="P5">Backup your VMs </text:p>
        </text:list-item>
        <text:list-item>
          <text:p text:style-name="P5">Scales Easily </text:p>
        </text:list-item>
        <text:list-item>
          <text:p text:style-name="P5">Get unlimited data transfer (no limit and no charge) </text:p>
        </text:list-item>
        <text:list-item>
          <text:p text:style-name="P5">Keep data secure (built-in security at-rest and in-transit) </text:p>
        </text:list-item>
        <text:list-item>
          <text:p text:style-name="P5">Centralized monitoring and management </text:p>
        </text:list-item>
        <text:list-item>
          <text:p text:style-name="P5">App Consistent Backups (restore apps back to an exact state) </text:p>
        </text:list-item>
        <text:list-item>
          <text:p text:style-name="P5">Automatic Storage Management </text:p>
        </text:list-item>
        <text:list-item>
          <text:p text:style-name="P2">Multiple Storage Options </text:p>
        </text:list-item>
      </text:list>
      <text:p text:style-name="Text_20_body">Azure Recovery Services (ARS) vault is a storage entity in Azure that houses data and recovery points created over time.</text:p>
      <text:list xml:id="list2168495704" text:style-name="L2">
        <text:list-item>
          <text:p text:style-name="P6">Enhanced capabilities to help secure backup data </text:p>
        </text:list-item>
        <text:list-item>
          <text:p text:style-name="P6">Central monitoring for your hybrid IT environment </text:p>
        </text:list-item>
        <text:list-item>
          <text:p text:style-name="P6">Azure role-based access control (Azure RBAC) </text:p>
        </text:list-item>
        <text:list-item>
          <text:p text:style-name="P6">Soft Delete </text:p>
        </text:list-item>
        <text:list-item>
          <text:p text:style-name="P3">Cross Region Restore </text:p>
        </text:list-item>
      </text:list>
      <text:p text:style-name="Text_20_body">Microsoft Azure Recovery Services (MARS) agent backups files, folders, and system state from Windows on-premises machines and Azure VMs</text:p>
      <text:list xml:id="list1658192270" text:style-name="L3">
        <text:list-item>
          <text:p text:style-name="P7">Backups are stored in a Recovery Services vault in Azure </text:p>
        </text:list-item>
        <text:list-item>
          <text:p text:style-name="P7">MARS agent is also known as the Azure Backup agent </text:p>
        </text:list-item>
        <text:list-item>
          <text:p text:style-name="P7">The MARS agent does not support Linux operating systems </text:p>
        </text:list-item>
        <text:list-item>
          <text:p text:style-name="P4">Azure Site Recovery (ASR) is a hybrid (on-premise to cloud) backup solution for site-to-site recovery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9:56:00.039917196</meta:creation-date>
    <dc:date>2022-05-09T09:56:12.040503391</dc:date>
    <meta:editing-duration>PT12S</meta:editing-duration>
    <meta:editing-cycles>1</meta:editing-cycles>
    <meta:document-statistic meta:table-count="0" meta:image-count="0" meta:object-count="0" meta:page-count="1" meta:paragraph-count="24" meta:word-count="229" meta:character-count="1382" meta:non-whitespace-character-count="1177"/>
    <meta:generator>LibreOffice/6.4.7.2$Linux_X86_64 LibreOffice_project/40$Build-2</meta:generator>
  </office:meta>
</office:document-meta>
</file>